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7.857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.385cm" fo:min-width="7.12cm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 fo:min-height="1.02cm" fo:min-width="7.1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47b8b8" draw:textarea-horizontal-align="left" draw:textarea-vertical-align="middle" draw:auto-grow-height="false" fo:min-height="1.02cm" fo:min-width="18.55cm" draw:shadow="hidden"/>
    </style:style>
    <style:style style:name="gr6" style:family="graphic" style:parent-style-name="standard">
      <style:graphic-properties draw:fill="solid" draw:fill-color="#006b6b" draw:textarea-horizontal-align="left" draw:textarea-vertical-align="middle" draw:auto-grow-height="false" fo:min-height="1.02cm" fo:min-width="18.55cm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0.385cm" fo:min-width="7.82cm"/>
    </style:style>
    <style:style style:name="gr9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899cm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6.18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6.82cm"/>
    </style:style>
    <style:style style:name="gr14" style:family="graphic" style:parent-style-name="standard">
      <style:graphic-properties draw:stroke="none" draw:fill="none" fo:min-height="1.01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e6"/>
      <style:paragraph-properties fo:margin-left="0cm" fo:margin-right="0cm" fo:text-align="center" fo:text-indent="0cm"/>
      <style:text-properties style:font-name="Courier 10 Pitch" fo:font-size="10pt" fo:font-weight="bold" style:font-size-asian="8pt" style:font-size-complex="8pt"/>
    </style:style>
    <style:style style:name="P3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00cccc"/>
      <style:paragraph-properties fo:margin-left="0cm" fo:margin-right="0cm" fo:text-align="center" fo:text-indent="0cm"/>
      <style:text-properties style:font-name="Courier 10 Pitch" fo:font-size="10pt" style:font-size-asian="8pt" style:font-size-complex="8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47b8b8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8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font-size="10pt" fo:font-style="italic"/>
    </style:style>
    <style:style style:name="P11" style:family="paragraph">
      <loext:graphic-properties draw:fill="none"/>
      <style:paragraph-properties fo:margin-left="0cm" fo:margin-right="0cm" fo:text-align="end" fo:text-indent="0cm"/>
      <style:text-properties fo:font-size="10pt" fo:font-style="italic"/>
    </style:style>
    <style:style style:name="P12" style:family="paragraph">
      <loext:graphic-properties draw:fill="solid" draw:fill-color="#ffffff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13" style:family="paragraph">
      <style:paragraph-properties fo:margin-left="0cm" fo:margin-right="0cm" fo:text-align="start" fo:text-indent="0cm">
        <style:tab-stops/>
      </style:paragraph-properties>
      <style:text-properties fo:font-size="10pt" fo:font-style="italic"/>
    </style:style>
    <style:style style:name="P14" style:family="paragraph">
      <loext:graphic-properties draw:fill="none"/>
      <style:paragraph-properties fo:margin-left="0cm" fo:margin-right="0cm" fo:text-align="start" fo:text-indent="0cm">
        <style:tab-stops/>
      </style:paragraph-properties>
      <style:text-properties fo:font-size="10pt" fo:font-style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0pt" fo:font-style="italic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.357cm" svg:height="1.27cm" svg:x="21.32cm" svg:y="7.35cm">
          <text:p text:style-name="P1"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_</text:span><text:span text:style-name="T1">U</text:span><text:span text:style-name="T1">R</text:span><text:span text:style-name="T1">I</text:span><text:span text:style-name="T1"> </text:span><text:span text:style-name="T1">^</text:span><text:span text:style-name="T1">/</text:span><text:span text:style-name="T1">w</text:span><text:span text:style-name="T1">p</text:span><text:span text:style-name="T1">-</text:span><text:span text:style-name="T1">l</text:span><text:span text:style-name="T1">o</text:span><text:span text:style-name="T1">g</text:span><text:span text:style-name="T1">i</text:span><text:span text:style-name="T1">n</text:span><text:span text:style-name="T1">.</text:span><text:span text:style-name="T1">p</text:span><text:span text:style-name="T1">h</text:span><text:span text:style-name="T1">p</text:span><text:span text:style-name="T1"> </text:span><text:span text:style-name="T1">L</text:span><text:span text:style-name="T1">i</text:span><text:span text:style-name="T1">m</text:span><text:span text:style-name="T1">i</text:span><text:span text:style-name="T1">t</text:span><text:span text:style-name="T1">L</text:span><text:span text:style-name="T1">o</text:span><text:span text:style-name="T1">g</text:span><text:span text:style-name="T1">i</text:span><text:span text:style-name="T1">n</text:span><text:span text:style-name="T1">=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0.635cm" svg:x="30.21cm" svg:y="6.08cm">
          <text:p text:style-name="P1"><text:span text:style-name="T2">header parser hoo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1.27cm" svg:x="30.21cm" svg:y="7.347cm">
          <text:p text:style-name="P1"><text:span text:style-name="T1">QS_ClientEventLimitCount 10 3600 LimitLogi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05cm" svg:y1="5.445cm" svg:x2="39.1cm" svg:y2="5.44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7" draw:layer="layout" svg:width="19.05cm" svg:height="1.27cm" svg:x="20.05cm" svg:y="10.86cm">
          <text:p text:style-name="P6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9.05cm" svg:height="1.27cm" svg:x="20.05cm" svg:y="12.765cm">
          <text:p text:style-name="P6"><text:span text:style-name="T3">process environment</text:span></text:p>
          <text:p text:style-name="P6"><text:span text:style-name="T3">variabl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2.115cm" svg:y1="8.62cm" svg:x2="32.115cm" svg:y2="11.16cm">
          <text:p/>
        </draw:line>
        <draw:custom-shape draw:style-name="gr8" draw:text-style-name="P3" draw:layer="layout" svg:width="8.32cm" svg:height="0.635cm" svg:x="21.255cm" svg:y="6.08cm">
          <text:p text:style-name="P1"><text:span text:style-name="T2">post read request hook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4.195cm" svg:y1="8.62cm" svg:x2="24.195cm" svg:y2="13.065cm">
          <text:p/>
        </draw:line>
        <draw:frame draw:style-name="gr10" draw:text-style-name="P11" draw:layer="layout" svg:width="3.49cm" svg:height="1.149cm" svg:x="20.685cm" svg:y="9.262cm">
          <draw:text-box>
            <text:p text:style-name="P10"><text:span text:style-name="T4">Writes the</text:span></text:p>
            <text:p text:style-name="P10"><text:span text:style-name="T4">LimitLogin variable</text:span></text:p>
          </draw:text-box>
        </draw:frame>
        <draw:line draw:style-name="gr11" draw:text-style-name="P9" draw:layer="layout" svg:x1="30.895cm" svg:y1="8.62cm" svg:x2="30.895cm" svg:y2="13.065cm">
          <text:p/>
        </draw:line>
        <draw:frame draw:style-name="gr10" draw:text-style-name="P11" draw:layer="layout" svg:width="3.53cm" svg:height="1.149cm" svg:x="27.37cm" svg:y="9.262cm">
          <draw:text-box>
            <text:p text:style-name="P10"><text:span text:style-name="T4">Reads </text:span><text:span text:style-name="T4">the</text:span></text:p>
            <text:p text:style-name="P10"><text:span text:style-name="T4">LimitLo</text:span><text:span text:style-name="T4">gin </text:span><text:span text:style-name="T4">variabl</text:span><text:span text:style-name="T4">e</text:span></text:p>
          </draw:text-box>
        </draw:frame>
        <draw:custom-shape draw:style-name="gr12" draw:text-style-name="P12" draw:layer="layout" svg:width="6.685cm" svg:height="0.635cm" svg:x="31.48cm" svg:y="11.195cm">
          <text:p text:style-name="P1"><text:span text:style-name="T1">LimitLogin Coun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7.32cm" svg:height="0.635cm" svg:x="24.16cm" svg:y="13.065cm">
          <text:p text:style-name="P1"><text:span text:style-name="T1">LimitLogin=1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5.76cm" svg:height="1.262cm" svg:x="32.07cm" svg:y="9.263cm">
          <draw:text-box>
            <text:p text:style-name="P13"><text:span text:style-name="T4">Update</text:span><text:span text:style-name="T4">s (e.g., </text:span><text:span text:style-name="T4">increm</text:span><text:span text:style-name="T4">ents) </text:span><text:span text:style-name="T4">and </text:span><text:span text:style-name="T4">reads </text:span><text:span text:style-name="T4">the </text:span><text:span text:style-name="T4">LimitLo</text:span><text:span text:style-name="T4">gin </text:span><text:span text:style-name="T4">cou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18-03-05T17:08:02.049143307</dc:date>
    <dc:language>en-US</dc:language>
    <meta:editing-cycles>71</meta:editing-cycles>
    <meta:editing-duration>P1DT6H17M43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